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SG" style:font-name-asian="SimSun" style:language-asian="zh" style:country-asian="CN"/>
    </style:style>
    <style:style style:name="T7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3"><text:placeholder text:placeholder-type="text">&lt;o.name&gt;</text:placeholder></text:span> </text:p>
      <text:p text:style-name="P2">Company Registration No : <text:span text:style-name="T6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1">Minutes of the Extraordinary General Meeting of <text:span text:style-name="T7"><text:placeholder text:placeholder-type="text">&lt;o.name&gt;</text:placeholder></text:span> held at V1 at <text:span text:style-name="T6"><text:placeholder text:placeholder-type="text">&lt;get_timenow_12h()&gt;</text:placeholder></text:span> on <text:span text:style-name="T6"><text:placeholder text:placeholder-type="text">&lt;get_datenow()&gt;</text:placeholder></text:span>. </text:p>
      <text:p text:style-name="P1"/>
      <text:p text:style-name="P1"/>
      <text:p text:style-name="P1"><text:span text:style-name="T5">CHAIRPERSON</text:span> </text:p>
      <text:p text:style-name="P1"><text:span text:style-name="T1"><text:placeholder text:placeholder-type="text">&lt;get_chairman(o.id)&gt;</text:placeholder></text:span> was elected Chairperson for the meeting. </text:p>
      <text:p text:style-name="P1"/>
      <text:p text:style-name="P1"/>
      <text:p text:style-name="P1">The following resolutions were passed and it was unanimously resolved :- </text:p>
      <text:p text:style-name="P1"/>
      <text:p text:style-name="P1"/>
      <text:p text:style-name="P1"><text:span text:style-name="T5">NOTICE</text:span> </text:p>
      <text:p text:style-name="P1">It was unanimously resolved that the waiving of issuing Two weeks’ notice for calling this meeting be and is hereby approved. </text:p>
      <text:p text:style-name="P1"/>
      <text:p text:style-name="P1"/>
      <text:p text:style-name="P1"><text:span text:style-name="T5">TRANSFER OF SHARES</text:span> </text:p>
      <text:p text:style-name="P1">It was unanimously resolved : That the transfer of 50,000 Ordinary Shares of S$1/- each fully paid, at S$1/- each in the capital of the Company as set out below be and is hereby approved. </text:p>
      <text:p text:style-name="P1"/>
      <text:p text:style-name="P1"><text:span text:style-name="T4">Transferor</text:span><text:tab/>_________ <text:s text:c="17"/><text:span text:style-name="T4">Transferee</text:span><text:tab/><text:tab/><text:tab/><text:span text:style-name="T4">Number of Shares</text:span> </text:p>
      <text:p text:style-name="P1">CCC<text:tab/><text:tab/> <text:s text:c="4"/><text:tab/> <text:s text:c="20"/>DDD<text:tab/><text:tab/> <text:s text:c="35"/>XXX </text:p>
      <text:p text:style-name="P1"/>
      <text:p text:style-name="P1">That the share certificates no. _______ be and are hereby cancelled and that the new share certificate no. _____ be issued to the above named transferee and that the Company’s Common Seal be affixed hereto in accordance with the Articles of Association. </text:p>
      <text:p text:style-name="P1"/>
      <text:p text:style-name="P1"/>
      <text:p text:style-name="P3">CLOSURE OF MEETING </text:p>
      <text:p text:style-name="P1">There were no other issues to discuss and the meeting was terminated with a vote of thanks to the Chair. </text:p>
      <text:p text:style-name="P1"/>
      <text:p text:style-name="P1"/>
      <text:p text:style-name="P1">The minutes of the meeting were read out and the Chairperson signed the same as correct records. </text:p>
      <text:p text:style-name="P1"/>
      <text:p text:style-name="P1"/>
      <text:p text:style-name="P1"/>
      <text:p text:style-name="P1"/>
      <text:p text:style-name="P1">______________________________________ </text:p>
      <text:p text:style-name="P1"><text:span text:style-name="T8"><text:placeholder text:placeholder-type="text">&lt;get_chairman(o.id)&gt;</text:placeholder></text:span> </text:p>
      <text:p text:style-name="P1">Chairper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8:31</meta:creation-date>
    <dc:date>2015-12-16T15:28:00</dc:date>
    <dc:creator>phung11764 </dc:creator>
    <meta:editing-duration>PT1M59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20" meta:word-count="200" meta:character-count="1376" meta:non-whitespace-character-count="1093"/>
  </office:meta>
</office:document-meta>
</file>